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4.828cm"/>
    </style:style>
    <style:style style:name="Tabelle1.B" style:family="table-column">
      <style:table-column-properties style:column-width="12.171cm"/>
    </style:style>
    <style:style style:name="Tabel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le1.B1" style:family="table-cell">
      <style:table-cell-properties style:vertical-align="middle" style:border-line-width="0.002cm 0.088cm 0.002cm" fo:padding="0.049cm" fo:border="0.092cm double #808080"/>
    </style:style>
    <style:style style:name="Tabel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Heading_20_2">
      <style:text-properties fo:font-size="24pt" style:font-size-asian="24pt" style:font-size-complex="24pt"/>
    </style:style>
    <style:style style:name="P17" style:family="paragraph" style:parent-style-name="Preformatted_20_Text">
      <style:paragraph-properties fo:margin-top="0cm" fo:margin-bottom="0.499cm"/>
    </style:style>
    <style:style style:name="P18" style:family="paragraph" style:parent-style-name="Preformatted_20_Text">
      <style:paragraph-properties fo:margin-top="0cm" fo:margin-bottom="0.499cm"/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Preformatted_20_Text">
      <style:paragraph-properties fo:margin-top="0cm" fo:margin-bottom="0.499cm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color="#99284c"/>
    </style:style>
    <style:style style:name="T6" style:family="text">
      <style:text-properties fo:color="#99284c" fo:font-size="14pt" fo:font-weight="bold" style:font-size-asian="14pt" style:font-size-complex="14pt"/>
    </style:style>
    <style:style style:name="T7" style:family="text">
      <style:text-properties fo:color="#99284c" fo:font-size="16pt" style:font-size-asian="16pt" style:font-size-complex="16pt"/>
    </style:style>
    <style:style style:name="T8" style:family="text">
      <style:text-properties fo:color="#99284c" fo:font-size="15pt" style:font-size-asian="15pt" style:font-size-complex="15pt"/>
    </style:style>
    <style:style style:name="T9" style:family="text">
      <style:text-properties fo:color="#000000" fo:font-size="14pt" fo:font-weight="bold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 text:is-list-header="true">Howto compile RetroShare on Linux</text:h>
      <text:h text:style-name="Heading_20_2" text:outline-level="2" text:is-list-header="true">Directory layout </text:h>
      <text:p text:style-name="Text_20_body">This article sticks to the following scheme: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Directory </text:p>
          </table:table-cell>
          <table:table-cell table:style-name="Tabelle1.B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Table_20_Contents">~ </text:p>
          </table:table-cell>
          <table:table-cell table:style-name="Tabelle1.B2" office:value-type="string">
            <text:p text:style-name="Table_20_Contents">Your home folder </text:p>
          </table:table-cell>
        </table:table-row>
        <table:table-row>
          <table:table-cell table:style-name="Tabelle1.A2" office:value-type="string">
            <text:p text:style-name="Table_20_Contents">~/src/miniupnpc-X.Y </text:p>
          </table:table-cell>
          <table:table-cell table:style-name="Tabelle1.B2" office:value-type="string">
            <text:p text:style-name="Table_20_Contents">miniupnpc directory </text:p>
          </table:table-cell>
        </table:table-row>
        <table:table-row>
          <table:table-cell table:style-name="Tabelle1.A2" office:value-type="string">
            <text:p text:style-name="Table_20_Contents">~/src/openssl-X-xpgp-Y </text:p>
          </table:table-cell>
          <table:table-cell table:style-name="Tabelle1.B2" office:value-type="string">
            <text:p text:style-name="Table_20_Contents">openssl with xpgp patches </text:p>
          </table:table-cell>
        </table:table-row>
        <table:table-row>
          <table:table-cell table:style-name="Tabelle1.A2" office:value-type="string">
            <text:p text:style-name="Table_20_Contents">~/src/retroshare </text:p>
          </table:table-cell>
          <table:table-cell table:style-name="Tabelle1.B2" office:value-type="string">
            <text:p text:style-name="Table_20_Contents">SVN checkout folder </text:p>
          </table:table-cell>
        </table:table-row>
        <table:table-row>
          <table:table-cell table:style-name="Tabelle1.A2" office:value-type="string">
            <text:p text:style-name="Table_20_Contents">~/src/retroshare/libretroshare </text:p>
          </table:table-cell>
          <table:table-cell table:style-name="Tabelle1.B2" office:value-type="string">
            <text:p text:style-name="Table_20_Contents">libretroshare </text:p>
          </table:table-cell>
        </table:table-row>
        <table:table-row>
          <table:table-cell table:style-name="Tabelle1.A2" office:value-type="string">
            <text:p text:style-name="Table_20_Contents">~/src/retroshare/retroshare-gui </text:p>
          </table:table-cell>
          <table:table-cell table:style-name="Tabelle1.B2" office:value-type="string">
            <text:p text:style-name="Table_20_Contents">Qt4 Retroshare GUI </text:p>
          </table:table-cell>
        </table:table-row>
        <table:table-row>
          <table:table-cell table:style-name="Tabelle1.A2" office:value-type="string">
            <text:p text:style-name="Table_20_Contents">~/lib </text:p>
          </table:table-cell>
          <table:table-cell table:style-name="Tabelle1.B2" office:value-type="string">
            <text:p text:style-name="Table_20_Contents">All the libraries required by Retroshare GUI (libssl.a, libcrypto.a, libretroshare.a,...) </text:p>
          </table:table-cell>
        </table:table-row>
      </table:table>
      <text:h text:style-name="Heading_20_2" text:outline-level="2" text:is-list-header="true"><text:bookmark text:name="Build_dependicies"/>Build dependicies </text:h>
      <text:p text:style-name="Text_20_body">Needed Packages for compiling Retroshare: </text:p>
      <text:list text:style-name="L1">
        <text:list-item>
          <text:p text:style-name="P10">libqt4-dev </text:p>
        </text:list-item>
        <text:list-item>
          <text:p text:style-name="P3">g++ </text:p>
        </text:list-item>
      </text:list>
      <text:p text:style-name="P2">$ sudo apt-get install libqt4-dev g++</text:p>
      <text:h text:style-name="Heading_20_2" text:outline-level="2" text:is-list-header="true"><text:bookmark text:name="Build_prerequisite_libraries"/>Build prerequisite libraries </text:h>
      <text:h text:style-name="Heading_20_3" text:outline-level="3" text:is-list-header="true"><text:bookmark text:name="Build_miniupnpc_-_mini_UPnP_client"/><text:span text:style-name="T8">Build miniupnpc - mini UPnP client</text:span> </text:h>
      <text:p text:style-name="Text_20_body">If your OS already has miniupnp client as a package, you can skip this step. </text:p>
      <text:p text:style-name="Text_20_body">Download miniupnp from <text:a xlink:type="simple" xlink:href="http://miniupnp.free.fr/">http://miniupnp.free.fr/</text:a>. You need the client distribution, not MiniUPNP daemon. Compatibility with different miniupnpc version: 1.0 - official version bundled with RetroShare, 1.2 works but not fully tested yet. </text:p>
      <text:p text:style-name="Text_20_body"><text:span text:style-name="T4">Build</text:span> </text:p>
      <text:p text:style-name="Preformatted_20_Text">$ cd ~/src</text:p>
      <text:p text:style-name="Preformatted_20_Text">$ wget http://miniupnp.free.fr/files/download.php?file=miniupnpc-1.2.tar.gz</text:p>
      <text:p text:style-name="Preformatted_20_Text">$ tar -xzvf miniupnpc-1.2.tar.gz</text:p>
      <text:p text:style-name="Preformatted_20_Text">$ cd miniupnpc-1.2</text:p>
      <text:p text:style-name="P2">$ make</text:p>
      <text:p text:style-name="Text_20_body"><text:span text:style-name="T1">Testing</text:span><text:line-break/>Test miniupnpc by running <text:span text:style-name="T3">upnpc-static</text:span> utility it builds. If upnpc is able to find your router (UPNP device), it will show a list of mappings on it: </text:p>
      <text:p text:style-name="Preformatted_20_Text">$ ./upnpc-static -l</text:p>
      <text:p text:style-name="Preformatted_20_Text">upnpc : miniupnpc library test client. (c) 2006-2008 Thomas Bernard</text:p>
      <text:p text:style-name="Preformatted_20_Text"><text:soft-page-break/>...</text:p>
      <text:p text:style-name="Preformatted_20_Text">ExternalIPAddress = 1.2.3.4</text:p>
      <text:p text:style-name="Preformatted_20_Text">0 UDP 40950-&gt;192.168.1.3:40950 'Azureus UPnP 50950 UDP' ''</text:p>
      <text:p text:style-name="Preformatted_20_Text">1 TCP 20950-&gt;192.168.1.3:20950 'Azureus UPnP 50950 TCP' ''</text:p>
      <text:p text:style-name="P2">...</text:p>
      <text:p text:style-name="Text_20_body"><text:span text:style-name="T1">Copy miniupnpc library to the library folder</text:span>: </text:p>
      <text:p text:style-name="P2">$ cp libminiupnpc.a ~/lib</text:p>
      <text:p text:style-name="Text_20_body"/>
      <text:h text:style-name="Heading_20_3" text:outline-level="3" text:is-list-header="true"><text:bookmark text:name="Build_openssl-xpgp_.28openssl_with_xpgp_patches.29"/><text:span text:style-name="T8">Build openssl-xpgp (openssl with xpgp patches)</text:span> </text:h>
      <text:p text:style-name="Text_20_body">RetroShare uses openssl SSL library with special patches to implement authentication in web of trust. You have choice of two openssl versions, openssl-0.9.7g (old openssl release from year 2005, but extensively tested with RetroShare) or openssl-0.9.8h (up to date but not fully tested). </text:p>
      <text:p text:style-name="Text_20_body"/>
      <text:h text:style-name="Heading_20_4" text:outline-level="4" text:is-list-header="true"><text:bookmark text:name="Building_openssl-0.9.7g_.28option_1.29"/><text:span text:style-name="T8">Building openssl-0.9.7g (option 1)</text:span> </text:h>
      <text:p text:style-name="Text_20_body">You can either download patched openssl sources from <text:a xlink:type="simple" xlink:href="http://www.lunamutt.com/retroshare/openssl-0.9.7g-xpgp-0.1c.tgz">http://www.lunamutt.com/retroshare/openssl-0.9.7g-xpgp-0.1c.tgz</text:a> or download patches against official openssl sources from the same site if you prefer to patch openssl yourself). </text:p>
      <text:p text:style-name="Text_20_body"><text:span text:style-name="T1">Build</text:span><text:line-break/><text:span text:style-name="T3">Important: do not run make install as it may overwrite the system openssl and could break your system</text:span> </text:p>
      <text:p text:style-name="Preformatted_20_Text">$ cd ~/src</text:p>
      <text:p text:style-name="Preformatted_20_Text">$ wget http://www.lunamutt.com/retroshare/openssl-0.9.7g-xpgp-0.1c.tgz</text:p>
      <text:p text:style-name="Preformatted_20_Text">$ tar -xzvf openssl-0.9.7g-xpgp-0.1c.tgz</text:p>
      <text:p text:style-name="Preformatted_20_Text">$ cd openssl-0.9.7g-xpgp-0.1c</text:p>
      <text:p text:style-name="Preformatted_20_Text">$ ./config --openssldir=/etc/ssl-xpgp no-shared </text:p>
      <text:p text:style-name="Preformatted_20_Text">$ make</text:p>
      <text:p text:style-name="P2">...</text:p>
      <text:p text:style-name="Text_20_body"><text:span text:style-name="T1">Copy libssl and libcrypto to the library folder</text:span>: </text:p>
      <text:p text:style-name="Preformatted_20_Text">$ cp libssl.a ~/lib</text:p>
      <text:p text:style-name="P2">$ cp libcrypto.a ~/lib</text:p>
      <text:p text:style-name="Text_20_body"/>
      <text:h text:style-name="Heading_20_4" text:outline-level="4" text:is-list-header="true"><text:bookmark text:name="Building_openssl-0.9.8h_.28option_2.29"/><text:span text:style-name="T8">Building openssl-0.9.8h (option 2)</text:span> </text:h>
      <text:p text:style-name="Text_20_body"><text:span text:style-name="T1">Under construction - do not use this yet</text:span> </text:p>
      <text:list text:style-name="L2">
        <text:list-item>
          <text:p text:style-name="P11">Download openssl-0.9.8h from www.openssl.org: <text:a xlink:type="simple" xlink:href="http://www.openssl.org/source/openssl-0.9.8h.tar.gz">http://www.openssl.org/source/openssl-0.9.8h.tar.gz</text:a> </text:p>
        </text:list-item>
        <text:list-item>
          <text:p text:style-name="P11">Download new files openssl-0.9.8h-xpgp-0.1c-newfiles.tgz </text:p>
        </text:list-item>
        <text:list-item>
          <text:p text:style-name="P11">Download openssl-0.9.8h-xpgp-0.1c.patch </text:p>
        </text:list-item>
        <text:list-item>
          <text:p text:style-name="P11">Untar the new files over openssl distribution </text:p>
        </text:list-item>
        <text:list-item>
          <text:p text:style-name="P11">Patch openssl with xpgp patches: patch -p0 &lt; openssl-0.9.8h-xpgp-0.1c.patch </text:p>
        </text:list-item>
        <text:list-item>
          <text:p text:style-name="P11">Configure: <text:span text:style-name="T3">./config --openssldir=/etc/ssl-xpgp no-shared </text:span></text:p>
          <text:list>
            <text:list-item>
              <text:p text:style-name="P4">no-shared ensures that only static (.a) libraries are built </text:p>
            </text:list-item>
          </text:list>
        </text:list-item>
      </text:list>
      <text:list text:style-name="L3">
        <text:list-item>
          <text:p text:style-name="P5">Run test of compiled openssl-xpgp: </text:p>
        </text:list-item>
      </text:list>
      <text:p text:style-name="Text_20_body"><text:soft-page-break/>cd test ../util/shlib_wrap.sh ssltest </text:p>
      <text:p text:style-name="Text_20_body"/>
      <text:h text:style-name="Heading_20_3" text:outline-level="3" text:is-list-header="true"><text:bookmark text:name="Build_qcheckers_game_as_a_library"/><text:span text:style-name="T8">Build qcheckers game as a library</text:span> </text:h>
      <text:p text:style-name="Text_20_body">RetroShare includes certain games as a demo of network gaming. Unfortunately, you must compile games even if you don't plan to play them. There's currently no way to compile retroshare without games. </text:p>
      <text:p text:style-name="Text_20_body"><text:span text:style-name="T1">Obtain qcheckers patched source</text:span> The easiest way is to download retroshare source bundle and extract only qcheckers patched source. </text:p>
      <text:p text:style-name="Preformatted_20_Text">$ wget http://downloads.sourceforge.net/retroshare/retroshare-pkg-linux-src-v0.4.09b.tgz</text:p>
      <text:p text:style-name="Preformatted_20_Text">$ tar -xzvf retroshare-pkg-linux-src-v0.4.09b.tgz "*qcheckers-svn14.tgz"</text:p>
      <text:p text:style-name="Preformatted_20_Text">$ mv retroshare-package-v0.4.09b/tar/qcheckers-svn14.tgz ~/src</text:p>
      <text:p text:style-name="P2">$ tar -xzvf qcheckers-svn14.tgz</text:p>
      <text:p text:style-name="Text_20_body"><text:line-break/><text:span text:style-name="T9">Build</text:span> </text:p>
      <text:p text:style-name="Preformatted_20_Text">$ cd ~/src/qcheckers-svn14</text:p>
      <text:p text:style-name="Preformatted_20_Text">$ qmake</text:p>
      <text:p text:style-name="Preformatted_20_Text">$ make</text:p>
      <text:p text:style-name="Preformatted_20_Text">...</text:p>
      <text:p text:style-name="P2">$ cp src/libqcheckers.a ~/lib</text:p>
      <text:p text:style-name="Text_20_body"/>
      <text:h text:style-name="Heading_20_3" text:outline-level="3" text:is-list-header="true"><text:bookmark text:name="Build_smplayer_as_a_library"/><text:span text:style-name="T8">Build smplayer as a library</text:span> </text:h>
      <text:p text:style-name="Text_20_body"><text:span text:style-name="T1">Obtain smplayer patched source</text:span> The easiest way is to download retroshare source bundle and extract smplayer patched source only. </text:p>
      <text:p text:style-name="Preformatted_20_Text">$ wget http://downloads.sourceforge.net/retroshare/retroshare-pkg-linux-src-v0.4.09b.tgz</text:p>
      <text:p text:style-name="Preformatted_20_Text">$ tar xzvf retroshare-pkg-linux-src-v0.4.09b.tgz "*smplayer-svn-280308.tgz"</text:p>
      <text:p text:style-name="Preformatted_20_Text">$ mv retroshare-package-v0.4.09b/tar/smplayer-svn-280308.tgz ~/src</text:p>
      <text:p text:style-name="P2">$ tar -xzvf smplayer-svn-280308.tgz</text:p>
      <text:p text:style-name="Text_20_body"><text:line-break/><text:span text:style-name="T4">Build</text:span> </text:p>
      <text:p text:style-name="Preformatted_20_Text">$ cd ~/src/smplayer</text:p>
      <text:p text:style-name="Preformatted_20_Text">$ qmake</text:p>
      <text:p text:style-name="Preformatted_20_Text">$ make</text:p>
      <text:p text:style-name="Preformatted_20_Text">...</text:p>
      <text:p text:style-name="P2">$ cp lib/libsmplayer.a ~/lib</text:p>
      <text:h text:style-name="Heading_20_2" text:outline-level="2" text:is-list-header="true"><text:bookmark text:name="Build_RetroShare"/><text:span text:style-name="T5">Build RetroShare</text:span> </text:h>
      <text:h text:style-name="Heading_20_3" text:outline-level="3" text:is-list-header="true"><text:bookmark text:name="Obtain_latest_retroshare_sources_from_SVN"/>Obtain latest retroshare sources from SVN </text:h>
      <text:p text:style-name="Text_20_body">Source release is quite old at the moment and it is a good idea to obtain sources from subversion: </text:p>
      <text:p text:style-name="Preformatted_20_Text">$ cd ~/src</text:p>
      <text:p text:style-name="Preformatted_20_Text">$ svn co https://retroshare.svn.sourceforge.net/svnroot/retroshare/trunk retroshare</text:p>
      <text:p text:style-name="Preformatted_20_Text"><text:soft-page-break/>...</text:p>
      <text:p text:style-name="P2">Checked out revision 777.</text:p>
      <text:p text:style-name="Text_20_body">This should create ~/src/retroshare/libretroshare, ~/src/retroshare/retroshare-gui etc. </text:p>
      <text:h text:style-name="Heading_20_3" text:outline-level="3" text:is-list-header="true"><text:bookmark text:name="Build_libretroshare"/><text:span text:style-name="T5">Build libretroshare</text:span> </text:h>
      <text:p text:style-name="Text_20_body"><text:span text:style-name="T1">Edit configuration files</text:span> </text:p>
      <text:list text:style-name="L4">
        <text:list-item>
          <text:p text:style-name="P12"><text:span text:style-name="T3">Edit ~/src/retroshare/libretroshare/src/scripts/config.mk</text:span>: </text:p>
          <text:list>
            <text:list-item>
              <text:p text:style-name="P6">Change OS to be "OS = Linux" </text:p>
            </text:list-item>
          </text:list>
        </text:list-item>
      </text:list>
      <text:list text:style-name="L5">
        <text:list-item>
          <text:p text:style-name="P13">Edit <text:span text:style-name="T3">~/src/retroshare/libretroshare/src/scripts/config-linux.mk</text:span>: </text:p>
          <text:list>
            <text:list-item>
              <text:p text:style-name="P7">Change SSL_DIR to point to your openssl-xpgp directory. Check that SSL_DIR really points to openssl-xpgp folder, because it's easy to have one "../" too much: </text:p>
            </text:list-item>
          </text:list>
        </text:list-item>
      </text:list>
      <text:p text:style-name="Preformatted_20_Text">$ cd scripts <text:s text:c="11"/>&lt;-- I'm in scripts folder</text:p>
      <text:p text:style-name="Preformatted_20_Text">$ ls ../../../../../src/openssl-0.9.7g-xpgp-0.1c <text:s text:c="9"/>&lt;-- that's my SSL_DIR</text:p>
      <text:p text:style-name="Preformatted_20_Text">CHANGES <text:s text:c="8"/>INSTALL.W32 <text:s text:c="2"/>README <text:s text:c="8"/>demos <text:s text:c="7"/>makevms.com <text:s text:c="2"/>test</text:p>
      <text:p text:style-name="P2">...</text:p>
      <text:list text:style-name="L6">
        <text:list-item>
          <text:list>
            <text:list-item>
              <text:p text:style-name="P14">Change UPNPC_DIR to point to your miniupnp directory </text:p>
            </text:list-item>
            <text:list-item>
              <text:p text:style-name="P8">Change DEFINES += -DMINIUPNPC_VERSION=12 to match your miniupnpc version (10 for 1.0 or 12 for 1.2) </text:p>
            </text:list-item>
          </text:list>
        </text:list-item>
      </text:list>
      <text:p text:style-name="Text_20_body"><text:line-break/><text:span text:style-name="T6">Build</text:span> </text:p>
      <text:p text:style-name="Preformatted_20_Text">$ cd ~/src/retroshare/libretroshare/src</text:p>
      <text:p text:style-name="Preformatted_20_Text">$ make</text:p>
      <text:p text:style-name="Preformatted_20_Text">..</text:p>
      <text:p text:style-name="P2">$ <text:s/>cp lib/libretroshare.a ~/lib</text:p>
      <text:p text:style-name="Text_20_body"><text:span text:style-name="T1">Troubleshooting</text:span><text:line-break/>You get miniupnpc errors, "error: too few arguments to function 'UPNPDev* upnpDiscover(int, const char*, const char*, int)'"<text:line-break/>Possible cause: you're using miniupnpc version 1.2 but config-linux.mk says 1.0 </text:p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><text:bookmark text:name="Build_retroshare_GUI"/><text:span text:style-name="T7">Build retroshare GUI</text:span> </text:h>
      <text:p text:style-name="Text_20_body"><text:span text:style-name="T1">Check</text:span><text:line-break/>Check that all the libraries are compiled and path to libraries folder in RetroShare.pro is correct: </text:p>
      <text:p text:style-name="Preformatted_20_Text">$ cd ~/src/retroshare/retroshare-gui/src</text:p>
      <text:p text:style-name="Preformatted_20_Text">$ ls ../../../../lib <text:s text:c="2"/>&lt;--- that's my -L path from RetroShare.pro</text:p>
      <text:p text:style-name="Preformatted_20_Text">libcrypto.a <text:s text:c="4"/>libqcheckers.a <text:s text:c="2"/>libsmplayer.a</text:p>
      <text:p text:style-name="P2">libminiupnpc.a <text:s/>libretroshare.a <text:s/>libssl.a</text:p>
      <text:p text:style-name="Text_20_body">If some libraries are not there, you probably forgot to copy them. If path to lib is wrong, correct it in RetroShare.pro. </text:p>
      <text:p text:style-name="Text_20_body"><text:span text:style-name="T1">Build</text:span> Run </text:p>
      <text:p text:style-name="Preformatted_20_Text">$ cd ~/src/retroshare/retroshare-gui/src</text:p>
      <text:p text:style-name="Preformatted_20_Text"><text:soft-page-break/>$ qmake</text:p>
      <text:p text:style-name="P2">$ make</text:p>
      <text:p text:style-name="Text_20_body"><text:line-break/><text:span text:style-name="T1">Troubleshooting</text:span><text:line-break/>Most common troubles are missing includes </text:p>
      <text:list text:style-name="L7">
        <text:list-item>
          <text:p text:style-name="P15">if gcc says "find" is unknown <text:span text:style-name="T3">(no matching function for call to 'find(std::_List_iterator...)</text:span>, add <text:span text:style-name="T3">#include &lt;algorithm&gt;</text:span> </text:p>
        </text:list-item>
        <text:list-item>
          <text:p text:style-name="P15">if std::bad_cast is unknown, add <text:span text:style-name="T3">#include &lt;typeinfo&gt;</text:span> </text:p>
        </text:list-item>
        <text:list-item>
          <text:p text:style-name="P9">If on the link stage you receive lot of undefined reference errors ("undefined reference to `generate_xpgp' etc), all mentioning pgp: it's likely that you link to standard libssl.a and libcrypto.a instead of openssl-xpgp versions. This can happen if libraries are not found: linker silently uses standard libraries instead, because openssl is installed on all systems. </text:p>
        </text:list-item>
      </text:list>
      <text:p text:style-name="Text_20_body"><text:line-break/>If compilation was successful, you should be able to start RetroShare executable: </text:p>
      <text:p text:style-name="P2">$ ./RetroShare</text:p>
      <text:p text:style-name="P2"/>
      <text:p text:style-name="P18">Usefull RetroShare links</text:p>
      <text:p text:style-name="P2"/>
      <text:p text:style-name="P19">RetroShare web site :<text:tab/> http://retroshare.sourceforge.net/</text:p>
      <text:p text:style-name="P20">Documentation:<text:tab/><text:tab/> http://retroshare.sourceforge.net/doc.html</text:p>
      <text:p text:style-name="P20">Support:<text:tab/><text:tab/><text:tab/> http://retroshare.sourceforge.net/support.html</text:p>
      <text:p text:style-name="P20">Forums:<text:tab/><text:tab/><text:tab/> http://retroshare.sourceforge.net/forum/</text:p>
      <text:p text:style-name="P20">Wiki:<text:tab/><text:tab/><text:tab/><text:tab/> http://retroshare.sourceforge.net/wiki/</text:p>
      <text:p text:style-name="P2"><text:span text:style-name="T2">The Developers site:<text:tab/> </text:span><text:a xlink:type="simple" xlink:href="http://retroshare.sourceforge.net/developers.html"><text:span text:style-name="T2">http://retroshare.sourceforge.net/developers.html</text:span></text:a></text:p>
      <text:p text:style-name="P2"/>
      <text:p text:style-name="P20">If you have trouble with compiling on linux visit us on ouer forum.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1-04T19:03:47</meta:creation-date>
    <dc:date>2008-11-04T19:20:37</dc:date>
    <meta:editing-cycles>2</meta:editing-cycles>
    <meta:editing-duration>PT16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45" meta:word-count="1043" meta:character-count="7345"/>
  </office:meta>
</office:document-meta>
</file>